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2">
      <style:text-properties fo:language="en" fo:country="US"/>
    </style:style>
    <style:style style:name="P145" style:family="paragraph" style:parent-style-name="Heading_20_2">
      <style:paragraph-properties fo:text-align="justify" style:justify-single-word="false"/>
    </style:style>
    <style:style style:name="P146" style:family="paragraph" style:parent-style-name="Heading_20_3">
      <style:text-properties fo:language="ru" fo:country="RU"/>
    </style:style>
    <style:style style:name="P14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52"/>
      <text:h text:style-name="P14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4"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text:soft-page-break/>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text:soft-page-break/>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4"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5227799383250757794"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oft-page-break/><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text:span><text:span text:style-name="T11">лёжа </text:span><text:span text:style-name="T11">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text:soft-page-break/>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text:soft-page-break/>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text:soft-page-break/>–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text:soft-page-break/>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text:soft-page-break/>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soft-page-break/>…</text:p>
      <text:p text:style-name="P47"/>
      <text:p text:style-name="P47">Я открываю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text:soft-page-break/>–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text:soft-page-break/></text:p>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text:soft-page-break/>–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text:soft-page-break/>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ты чего-то не учёл, Анон.</text:p>
      <text:p text:style-name="P47"/>
      <text:h text:style-name="P144" text:outline-level="2">8. Стыд</text:h>
      <text:p text:style-name="P47"/>
      <text:p text:style-name="P58">~~~ Завтра на семь в библиотеке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text:soft-page-break/>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text:soft-page-break/>–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text:soft-page-break/>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text:soft-page-break/>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text:soft-page-break/>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text:soft-page-break/>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text:soft-page-break/>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80"/>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text:soft-page-break/>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27">Каменный пол комнаты был 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text:soft-page-break/>–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5">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text:soft-page-break/>Святые яца! Анон, тебя пригласили на свидание! Я чувствовал, как краска заливает лицо. Уши стали горячими, как угли в камине.</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text:soft-page-break/>–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text:soft-page-break/>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text:soft-page-break/>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водку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text:soft-page-break/>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text:soft-page-break/>“…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oft-page-break/><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text:soft-page-break/>–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7">мино</text:span>тавра?</text:p>
      <text:p text:style-name="P58"><text:soft-page-break/>–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line-break/><text:line-break/>(<text:span text:style-name="T36">у</text:span><text:span text:style-name="T40">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text:soft-page-break/>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text:soft-page-break/>–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text:soft-page-break/>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text:soft-page-break/>–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text:soft-page-break/>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text:soft-page-break/>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text:soft-page-break/>–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text:soft-page-break/>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text:soft-page-break/>–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text:soft-page-break/></text:p>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text:soft-page-break/>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text:soft-page-break/></text:p>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text:soft-page-break/>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text:soft-page-break/>–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text:soft-page-break/>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oft-page-break/><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oft-page-break/>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text:soft-page-break/>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text:soft-page-break/>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text:soft-page-break/>–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oft-page-break/>«…<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0"/>
      <text:p text:style-name="P50"><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text:soft-page-break/>–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6">37 пни</text:span></text:p>
      <text:p text:style-name="P69">24пн</text:p>
      <text:p text:style-name="P69">15</text:p>
      <text:p text:style-name="P50"><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text:soft-page-break/>–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text:soft-page-break/>–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soft-page-break/>…</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text:soft-page-break/>–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oft-page-break/><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oft-page-break/><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text:soft-page-break/></text:p>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text:soft-page-break/></text:p>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text:soft-page-break/>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text:soft-page-break/>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oft-page-break/><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oft-page-break/><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text:soft-page-break/>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text:soft-page-break/>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text:soft-page-break/>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5"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text:soft-page-break/>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text:soft-page-break/></text:p>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text:soft-page-break/>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text:soft-page-break/>–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text:soft-page-break/>–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oft-page-break/><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text:span><text:span text:style-name="T1">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text:soft-page-break/>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6"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soft-page-break/>…</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soft-page-break/>…</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soft-page-break/>…</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text:soft-page-break/>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text:soft-page-break/>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4">Я с удивлением повернулся к притихшей Флаттершай.</text:p>
      <text:p text:style-name="P104">– А как?</text:p>
      <text:p text:style-name="P104">Девушка обхватила себя руками, как от холода. Я еле различал её полушёпот.</text:p>
      <text:p text:style-name="P104">–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1">–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9">Девушка слабо улыбнулась.</text:p>
      <text:p text:style-name="P109">–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text:soft-page-break/>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text:soft-page-break/>–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text:soft-page-break/>–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text:soft-page-break/>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text:soft-page-break/>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2"/>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text:soft-page-break/>–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0"><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09">– Не нравится мне тут. Чуйка нехорошая…</text:p>
      <text:p text:style-name="P99">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oft-page-break/><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
      <text:h text:style-name="P144" text:outline-level="2">2<text:span text:style-name="T1">9</text:span>. Отбытие</text:h>
      <text:p text:style-name="P112"/>
      <text:p text:style-name="P99"><text:span text:style-name="T11">– </text:span>Оп-па! – пробормотала Эпплджек. – Нежданчик!</text:p>
      <text:p text:style-name="P99">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text:soft-page-break/></text:p>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Р</text:span>ассказывай.</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5">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text:soft-page-break/>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5">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p>
      <text:p text:style-name="P119"><text:soft-page-break/>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держаться в воздухе дольше у меня не хватит магии…</text:p>
      <text:p text:style-name="P119"/>
      <text:p text:style-name="P119">Мы летели навстречу закату.</text:p>
      <text:p text:style-name="P119"/>
      <text:p text:style-name="P119">…</text:p>
      <text:p text:style-name="P119"/>
      <text:p text:style-name="P119">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 ВНИМАНИЕ!!! – заорал Дискорд, сложил крылья и влетел в коридор.</text:p>
      <text:p text:style-name="P119"/>
      <text:p text:style-name="P120">***</text:p>
      <text:p text:style-name="P119"/>
      <text:p text:style-name="P119">Бля!!!</text:p>
      <text:h text:style-name="Heading_20_2" text:outline-level="2"/>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p>
      <text:p text:style-name="P131"/>
      <text:p text:style-name="P13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oft-page-break/><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oft-page-break/><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oft-page-break/><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9">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9">Демиург снова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1">Анакорн только развёл копытами.</text:p>
      <text:p text:style-name="P101">– Не знаю. Может, ему фунты и ярды больше нравятся.</text:p>
      <text:p text:style-name="P101">– Ты так говоришь, будто у Эквуса есть свой собственный разум. – заметил я.</text:p>
      <text:p text:style-name="P101">Анакорн усмехнулся.</text:p>
      <text:p text:style-name="P101"><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99">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1"/>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5">.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text:soft-page-break/></text:p>
      <text:p text:style-name="P99">Я вспомнил события последнего времени<text:span text:style-name="T11">.</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9"><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4">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4"/>
      <text:p text:style-name="P104">Я скептически хмыкнул.</text:p>
      <text:p text:style-name="P104">–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9"><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4"><text:soft-page-break/>–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снизился на порядок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4">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4">– Почему бы не сделать главной каноническую Эквестрию? Ту, что описана в мультике?</text:p>
      <text:p text:style-name="P104">–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4">Анакорн аж подпрыгнул на месте от восторга и стал мне аплодировать.</text:p>
      <text:p text:style-name="P105"><text:soft-page-break/></text:p>
      <text:p text:style-name="P104"><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text:span><text:span text:style-name="T47">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5">Я подозрительно посмотрел на Анакорна.</text:p>
      <text:p text:style-name="P104"><text:span text:style-name="T17">– </text:span><text:span text:style-name="T47">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4"><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4">…</text:p>
      <text:p text:style-name="P104">Факн щит<text:note text:id="ftn15" text:note-class="footnote"><text:note-citation>15</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т тебе и помахала Эквестрия ручкой, Анон!</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text:soft-page-break/>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Глаза демиурга бегали, как у застуканного в трамвае безбилетник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10">~~~</text:p>
      <text:p text:style-name="P105"><text:soft-page-break/></text:p>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5">Я устало рассмеялся.</text:p>
      <text:p text:style-name="P105">–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5">– В другое время, в другом месте, Анон! В другое время, в другом месте!</text:p>
      <text:p text:style-name="P105"/>
      <text:p text:style-name="P108">~~~</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2">Тёмная аликорница тяжело вздохнула.</text:p>
      <text:p text:style-name="P102">–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2">Аликорница подняла копыто и прижала его к моей груди.</text:p>
      <text:p text:style-name="P102">–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9"/>
      <text:p text:style-name="P108">~~~</text:p>
      <text:p text:style-name="P109"/>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6"/>
      <text:p text:style-name="P107">~~~</text:p>
      <text:p text:style-name="P99"/>
      <text:p text:style-name="P102">– Анон?</text:p>
      <text:p text:style-name="P102"><text:soft-page-break/>– Дэш?!!</text:p>
      <text:p text:style-name="P102">– Эмм… Ты мне снишься?</text:p>
      <text:p text:style-name="P102">– Нет, Дэш, это ты мне снишься.</text:p>
      <text:p text:style-name="P102">–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8"><text:span text:style-name="T29">– Я в порядке. Вот, возвращаюсь </text:span>в свой мир. Ну, не совсем <text:span text:style-name="T1">в свой</text:span>. Почти.</text:p>
      <text:p text:style-name="P98"><text:span text:style-name="T1">–</text:span> Навсегда? <text:span text:style-name="T1">Ты не вернёшься?</text:span></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9">В голосе пегаски слышались слёзы.</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8"><text:span text:style-name="T1">–</text:span> И тебя, и Твайлайт, и <text:span text:style-name="T1">Пинки</text:span>, и <text:span text:style-name="T1">Эпплджек</text:span>,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8">Я опустил руку на шею <text:span text:style-name="T1">пегаски</text:span> и ощутил теплоту и лёгкое покалывание в пустоте.</text:p>
      <text:p text:style-name="P98"><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2"/>
      <text:h text:style-name="Heading_20_2" text:outline-level="2">Эпилог. Земля</text:h>
      <text:p text:style-name="P111"/>
      <text:p text:style-name="P117">Звон будильника чуть не проломил башку. Я открыл глаза. </text:p>
      <text:p text:style-name="P118"><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7T00:45:24.18</dc:date>
    <meta:editing-duration>P143DT7H17M35S</meta:editing-duration>
    <meta:editing-cycles>8979</meta:editing-cycles>
    <meta:generator>OpenOffice/4.1.1$Win32 OpenOffice.org_project/411m6$Build-9775</meta:generator>
    <meta:printed-by>макс </meta:printed-by>
    <meta:print-date>2017-07-27T00:04:50.03</meta:print-date>
    <dc:creator>макс </dc:creator>
    <meta:document-statistic meta:table-count="0" meta:image-count="0" meta:object-count="0" meta:page-count="226" meta:paragraph-count="4711" meta:word-count="104432" meta:character-count="663729"/>
  </office:meta>
</office:document-meta>
</file>